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3.1791in"/>
    </style:style>
    <style:style style:name="co3" style:family="table-column">
      <style:table-column-properties fo:break-before="auto" style:column-width="2.657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3.6591in"/>
    </style:style>
    <style:style style:name="co6" style:family="table-column">
      <style:table-column-properties fo:break-before="auto" style:column-width="0.322in"/>
    </style:style>
    <style:style style:name="co7" style:family="table-column">
      <style:table-column-properties fo:break-before="auto" style:column-width="0.3654in"/>
    </style:style>
    <style:style style:name="co8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2.6689in"/>
    </style:style>
    <style:style style:name="ro1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7146in" fo:break-before="auto" style:use-optimal-row-height="false"/>
    </style:style>
    <style:style style:name="ro9" style:family="table-row">
      <style:table-row-properties style:row-height="0.6528in" fo:break-before="auto" style:use-optimal-row-height="false"/>
    </style:style>
    <style:style style:name="ro10" style:family="table-row">
      <style:table-row-properties style:row-height="0.6008in" fo:break-before="auto" style:use-optimal-row-height="false"/>
    </style:style>
    <style:style style:name="ro11" style:family="table-row">
      <style:table-row-properties style:row-height="0.611in" fo:break-before="auto" style:use-optimal-row-height="false"/>
    </style:style>
    <style:style style:name="ro12" style:family="table-row">
      <style:table-row-properties style:row-height="0.6217in" fo:break-before="auto" style:use-optimal-row-height="false"/>
    </style:style>
    <style:style style:name="ro14" style:family="table-row">
      <style:table-row-properties style:row-height="0.5799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0000" fo:border-left="0.0008in solid #000000" fo:border-right="none" fo:border-top="0.0008in solid #000000"/>
    </style:style>
    <style:style style:name="ce11" style:family="table-cell" style:parent-style-name="Default">
      <style:table-cell-properties fo:border-bottom="none" fo:border-left="0.0008in solid #000000" fo:border-right="none" fo:border-top="none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0000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order-bottom="none" fo:background-color="#ff0000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border-left="none" fo:border-right="0.0008in solid #000000" fo:border-top="none"/>
    </style:style>
    <style:style style:name="ce5" style:family="table-cell" style:parent-style-name="Default" style:data-style-name="N1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top"/>
      <style:text-properties fo:hyphenate="true"/>
    </style:style>
    <style:style style:name="ce30" style:family="table-cell" style:parent-style-name="Default">
      <style:table-cell-properties fo:wrap-option="wrap"/>
      <style:text-properties fo:hyphenate="tru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Ok&quot;" style:apply-style-name="Excel_5f_CondFormat_5f_1_5f_1_5f_3" style:base-cell-address="Sheet3.D9"/>
      <style:map style:condition="cell-content()=&quot;Failed&quot;" style:apply-style-name="Excel_5f_CondFormat_5f_1_5f_1_5f_1" style:base-cell-address="Sheet3.D9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Ok&quot;" style:apply-style-name="Excel_5f_CondFormat_5f_1_5f_1_5f_3" style:base-cell-address="Sheet3.D9"/>
      <style:map style:condition="cell-content()=&quot;Failed&quot;" style:apply-style-name="Excel_5f_CondFormat_5f_1_5f_1_5f_1" style:base-cell-address="Sheet3.D9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Not Done&quot;;&quot;Ok&quot;;&quot;Failed&quot;)" table:allow-empty-cell="true" table:display-list="unsorted" table:base-cell-address="Sheet3.D10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CCP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4"/>
        <table:table-column table:style-name="co10" table:default-cell-style-name="ce26"/>
        <table:table-column table:style-name="co3" table:default-cell-style-name="ce29"/>
        <table:table-column table:style-name="co4" table:default-cell-style-name="ce31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8" table:default-cell-style-name="ce24"/>
        <table:table-column table:style-name="co1" table:number-columns-repeated="1015" table:default-cell-style-name="ce24"/>
        <table:table-row table:style-name="ro1">
          <table:table-cell table:style-name="Default" office:value-type="string">
            <text:p>SCCP Test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>
            <text:p>Nbre de tests</text:p>
          </table:table-cell>
          <table:table-cell table:style-name="Default" table:formula="of:=SUM([.A10:.A39])" office:value-type="float" office:value="24">
            <text:p>24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Nbre Ok</text:p>
          </table:table-cell>
          <table:table-cell table:style-name="Default" table:formula="of:=SUM([.F10:.F43])" office:value-type="float" office:value="0">
            <text:p>0</text:p>
          </table:table-cell>
          <table:table-cell table:style-name="ce5" table:formula="of:=[.B4]/[.B3]" office:value-type="percentage" office:value="0">
            <text:p>0%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>
            <text:p>Numéro</text:p>
          </table:table-cell>
          <table:table-cell table:style-name="ce1" office:value-type="string">
            <text:p>Description du test</text:p>
          </table:table-cell>
          <table:table-cell table:style-name="ce1" office:value-type="string">
            <text:p>Resultat Attendu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que</text:p>
          </table:table-cell>
          <table:table-cell table:style-name="ce1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1" office:value-type="string">
            <text:p>Provisioning</text:p>
          </table:table-cell>
          <table:table-cell table:style-name="Default" table:number-columns-repeated="1022"/>
        </table:table-row>
        <table:table-row table:style-name="ro3">
          <table:table-cell table:formula="of:=IF([.B10]&lt;&gt;&quot;&quot;;1;0)" office:value-type="float" office:value="1">
            <text:p>1</text:p>
          </table:table-cell>
          <table:table-cell office:value-type="string">
            <text:p>Premier boot, la phase upgrading doit aller au bout</text:p>
          </table:table-cell>
          <table:table-cell office:value-type="string">
            <text:p>Passage en “hotline”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0]=&quot;Ok&quot;;1;0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formula="of:=IF([.B11]&lt;&gt;&quot;&quot;;1;0)" office:value-type="float" office:value="1">
            <text:p>1</text:p>
          </table:table-cell>
          <table:table-cell office:value-type="string">
            <text:p>Poste sortie d'usine</text:p>
            <text:p>- Code appro =&gt; poste provisionné 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1]=&quot;Ok&quot;;1;0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formula="of:=IF([.B12]&lt;&gt;&quot;&quot;;1;0)" office:value-type="float" office:value="1">
            <text:p>1</text:p>
          </table:table-cell>
          <table:table-cell office:value-type="string">
            <text:p>Provisioning a partir de l'interface web</text:p>
            <text:p>- entrer <text:a xlink:href="mailto:l'@Mac">l'@Mac</text:a> en mode approvisionner</text:p>
          </table:table-cell>
          <table:table-cell office:value-type="string">
            <text:p>L'appel est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2]=&quot;Ok&quot;;1;0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formula="of:=IF([.B13]&lt;&gt;&quot;&quot;;1;0)" office:value-type="float" office:value="1">
            <text:p>1</text:p>
          </table:table-cell>
          <table:table-cell office:value-type="string">
            <text:p>Initialisation d'un poste à partir du poste</text:p>
            <text:p>- Entere *guest sur le poste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3]=&quot;Ok&quot;;1;0)" office:value-type="float" office:value="0">
            <text:p>0</text:p>
          </table:table-cell>
          <table:table-cell table:number-columns-repeated="1018"/>
        </table:table-row>
        <table:table-row table:style-name="ro5">
          <table:table-cell table:formula="of:=IF([.B14]&lt;&gt;&quot;&quot;;1;0)" office:value-type="float" office:value="1">
            <text:p>1</text:p>
          </table:table-cell>
          <table:table-cell office:value-type="string">
            <text:p>Init d'un poste à partir de l'interface web</text:p>
            <text:p>- Passer le poste en init puis sauvegarder</text:p>
          </table:table-cell>
          <table:table-cell office:value-type="string">
            <text:p>Le poste repasse en hotlin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4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7" office:value-type="string">
            <text:p>Reboot d'un poste</text:p>
          </table:table-cell>
          <table:table-cell table:style-name="ce30"/>
          <table:table-cell table:style-name="Default" table:number-columns-repeated="1021"/>
        </table:table-row>
        <table:table-row table:style-name="ro3">
          <table:table-cell table:formula="of:=IF([.B16]&lt;&gt;&quot;&quot;;1;0)" office:value-type="float" office:value="1">
            <text:p>1</text:p>
          </table:table-cell>
          <table:table-cell office:value-type="string">
            <text:p>Débrancher l'alim secteur ou POE</text:p>
            <text:p>Rebrancher</text:p>
          </table:table-cell>
          <table:table-cell office:value-type="string">
            <text:p>Le poste revient dans l'état avant de débrancher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16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7" office:value-type="string">
            <text:p>Gestion des appels</text:p>
          </table:table-cell>
          <table:table-cell table:style-name="Default" table:number-columns-repeated="1022"/>
        </table:table-row>
        <table:table-row table:style-name="ro6">
          <table:table-cell table:formula="of:=IF([.B18]&lt;&gt;&quot;&quot;;1;0)" office:value-type="float" office:value="1">
            <text:p>1</text:p>
          </table:table-cell>
          <table:table-cell office:value-type="string">
            <text:p>Cisco SCCP appelle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8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19]&lt;&gt;&quot;&quot;;1;0)" office:value-type="float" office:value="1">
            <text:p>1</text:p>
          </table:table-cell>
          <table:table-cell office:value-type="string">
            <text:p>Poste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19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20]&lt;&gt;&quot;&quot;;1;0)" office:value-type="float" office:value="1">
            <text:p>1</text:p>
          </table:table-cell>
          <table:table-cell office:value-type="string">
            <text:p>Poste SCC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0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21]&lt;&gt;&quot;&quot;;1;0)" office:value-type="float" office:value="1">
            <text:p>1</text:p>
          </table:table-cell>
          <table:table-cell office:value-type="string">
            <text:p>Trunk IAX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1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22]&lt;&gt;&quot;&quot;;1;0)" office:value-type="float" office:value="1">
            <text:p>1</text:p>
          </table:table-cell>
          <table:table-cell office:value-type="string">
            <text:p>Trunk SIP appelle SCC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2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23]&lt;&gt;&quot;&quot;;1;0)" office:value-type="float" office:value="1">
            <text:p>1</text:p>
          </table:table-cell>
          <table:table-cell office:value-type="string">
            <text:p>Appel sortant a travers trunk SIP</text:p>
            <text:p>- Hold</text:p>
            <text:p>- xFer</text:p>
          </table:table-cell>
          <table:table-cell office:value-type="string">
            <text:p>Le caller ID est le bon</text:p>
            <text:p/>
          </table:table-cell>
          <table:table-cell table:content-validation-name="val1" office:value-type="string">
            <text:p>Not Done</text:p>
          </table:table-cell>
          <table:table-cell/>
          <table:table-cell table:formula="of:=IF([.D23]=&quot;Ok&quot;;1;0)" office:value-type="float" office:value="0">
            <text:p>0</text:p>
          </table:table-cell>
          <table:table-cell table:number-columns-repeated="1018"/>
        </table:table-row>
        <table:table-row table:style-name="ro7">
          <table:table-cell table:style-name="Default"/>
          <table:table-cell table:style-name="ce27" office:value-type="string">
            <text:p>Xfer sur numéro invalide</text:p>
          </table:table-cell>
          <table:table-cell table:style-name="Default" table:number-columns-repeated="1022"/>
        </table:table-row>
        <table:table-row table:style-name="ro8">
          <table:table-cell table:formula="of:=IF([.B25]&lt;&gt;&quot;&quot;;1;0)" office:value-type="float" office:value="1">
            <text:p>1</text:p>
          </table:table-cell>
          <table:table-cell office:value-type="string">
            <text:p>Appel arrivée sur Cisco 1</text:p>
            <text:p>- Xfer vers numéro invalide</text:p>
            <text:p>- Reprendre l'Appel</text:p>
            <text:p>- Raccrocher l'appel principal</text:p>
          </table:table-cell>
          <table:table-cell office:value-type="string">
            <text:p>L'appel vers le poste ciso est toujours possible (pas de channel bloqués)</text:p>
            <text:p>Faire un sccp show channels en conso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7" office:value-type="string">
            <text:p>Renvois d'appels</text:p>
          </table:table-cell>
          <table:table-cell table:style-name="Default" table:number-columns-repeated="1022"/>
        </table:table-row>
        <table:table-row table:style-name="ro9">
          <table:table-cell table:formula="of:=IF([.B27]&lt;&gt;&quot;&quot;;1;0)" office:value-type="float" office:value="1">
            <text:p>1</text:p>
          </table:table-cell>
          <table:table-cell office:value-type="string">
            <text:p>Affichage et notification du renvoi</text:p>
            <text:p>- Activation du renvoi</text:p>
            <text:p>- Desactivation du renvoi</text:p>
          </table:table-cell>
          <table:table-cell office:value-type="string">
            <text:p>Activation du renvoi et desactivation avec les touches cisco possible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7]=&quot;Ok&quot;;1;0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formula="of:=IF([.B28]&lt;&gt;&quot;&quot;;1;0)" office:value-type="float" office:value="1">
            <text:p>1</text:p>
          </table:table-cell>
          <table:table-cell office:value-type="string">
            <text:p>Renvoi vers un poste SI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8]=&quot;Ok&quot;;1;0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formula="of:=IF([.B29]&lt;&gt;&quot;&quot;;1;0)" office:value-type="float" office:value="1">
            <text:p>1</text:p>
          </table:table-cell>
          <table:table-cell office:value-type="string">
            <text:p>Renvoi vers un poste SCCP</text:p>
            <text:p>- L'appelant raccroche</text:p>
            <text:p>- Le poste SIP decroche</text:p>
          </table:table-cell>
          <table:table-cell office:value-type="string">
            <text:p>L'appel suit le renvoi 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29]=&quot;Ok&quot;;1;0)" office:value-type="float" office:value="0">
            <text:p>0</text:p>
          </table:table-cell>
          <table:table-cell table:number-columns-repeated="1018"/>
        </table:table-row>
        <table:table-row table:style-name="ro12">
          <table:table-cell table:style-name="ce25" office:value-type="float" office:value="1">
            <text:p>1</text:p>
          </table:table-cell>
          <table:table-cell table:style-name="ce28" office:value-type="string">
            <text:p>Renvoi vers un faux numéro</text:p>
            <text:p>- Reprendre l'Appel</text:p>
            <text:p>- Raccrocher l'appel principal</text:p>
          </table:table-cell>
          <table:table-cell table:style-name="ce28" office:value-type="string">
            <text:p>Pas de channel fantome (sccp show channels en console)</text:p>
          </table:table-cell>
          <table:table-cell table:content-validation-name="val1" office:value-type="string">
            <text:p>Not Done</text:p>
          </table:table-cell>
          <table:table-cell/>
          <table:table-cell table:formula="of:=IF([.D30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7" office:value-type="string">
            <text:p>Xivo Client</text:p>
          </table:table-cell>
          <table:table-cell table:style-name="Default" table:number-columns-repeated="1022"/>
        </table:table-row>
        <table:table-row table:style-name="ro14">
          <table:table-cell table:formula="of:=IF([.B32]&lt;&gt;&quot;&quot;;1;0)" office:value-type="float" office:value="1">
            <text:p>1</text:p>
          </table:table-cell>
          <table:table-cell office:value-type="string">
            <text:p>Click to Call vers SIP</text:p>
            <text:p>- Hold</text:p>
            <text:p>- Xfer</text:p>
          </table:table-cell>
          <table:table-cell/>
          <table:table-cell table:style-name="ce32" table:content-validation-name="val1" office:value-type="string">
            <text:p>Not Done</text:p>
          </table:table-cell>
          <table:table-cell/>
          <table:table-cell table:formula="of:=IF([.D32]=&quot;Ok&quot;;1;0)" office:value-type="float" office:value="0">
            <text:p>0</text:p>
          </table:table-cell>
          <table:table-cell table:number-columns-repeated="1018"/>
        </table:table-row>
        <table:table-row table:style-name="ro6">
          <table:table-cell table:formula="of:=IF([.B33]&lt;&gt;&quot;&quot;;1;0)" office:value-type="float" office:value="1">
            <text:p>1</text:p>
          </table:table-cell>
          <table:table-cell office:value-type="string">
            <text:p>Click to Call vers SCCP</text:p>
            <text:p>- Hold</text:p>
            <text:p>- Xfer</text:p>
          </table:table-cell>
          <table:table-cell/>
          <table:table-cell table:style-name="ce32" table:content-validation-name="val1" office:value-type="string">
            <text:p>Not Done</text:p>
          </table:table-cell>
          <table:table-cell/>
          <table:table-cell table:formula="of:=IF([.D33]=&quot;Ok&quot;;1;0)" office:value-type="float" office:value="0">
            <text:p>0</text:p>
          </table:table-cell>
          <table:table-cell table:number-columns-repeated="1018"/>
        </table:table-row>
        <table:table-row table:style-name="ro12">
          <table:table-cell table:formula="of:=IF([.B34]&lt;&gt;&quot;&quot;;1;0)" office:value-type="float" office:value="1">
            <text:p>1</text:p>
          </table:table-cell>
          <table:table-cell office:value-type="string">
            <text:p>Click to Call vers Numéro Externe</text:p>
            <text:p>- Hold</text:p>
            <text:p>- Xfer</text:p>
          </table:table-cell>
          <table:table-cell/>
          <table:table-cell table:style-name="ce32" table:content-validation-name="val1" office:value-type="string">
            <text:p>Not Done</text:p>
          </table:table-cell>
          <table:table-cell/>
          <table:table-cell table:formula="of:=IF([.D34]=&quot;Ok&quot;;1;0)" office:value-type="float" office:value="0">
            <text:p>0</text:p>
          </table:table-cell>
          <table:table-cell table:number-columns-repeated="1018"/>
        </table:table-row>
        <table:table-row table:style-name="ro12">
          <table:table-cell table:formula="of:=IF([.B35]&lt;&gt;&quot;&quot;;1;0)" office:value-type="float" office:value="1">
            <text:p>1</text:p>
          </table:table-cell>
          <table:table-cell office:value-type="string">
            <text:p>Click to Call vers SCCP non registered</text:p>
            <text:p>- Hold</text:p>
            <text:p>- Xfer</text:p>
          </table:table-cell>
          <table:table-cell/>
          <table:table-cell table:style-name="ce32" table:content-validation-name="val1" office:value-type="string">
            <text:p>Not Done</text:p>
          </table:table-cell>
          <table:table-cell/>
          <table:table-cell table:formula="of:=IF([.D35]=&quot;Ok&quot;;1;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>
            <text:p>Groupe d'interception d'appel</text:p>
          </table:table-cell>
          <table:table-cell table:style-name="Default" table:number-columns-repeated="1022"/>
        </table:table-row>
        <table:table-row table:style-name="ro12">
          <table:table-cell table:formula="of:=IF([.B37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le groupe</text:p>
            <text:p>- SCCP1 Décroche</text:p>
          </table:table-cell>
          <table:table-cell office:value-type="string">
            <text:p>SCCP1 &amp; SCCP2 sonnent</text:p>
            <text:p>- Hold et xFer possible</text:p>
          </table:table-cell>
          <table:table-cell table:style-name="ce32" table:content-validation-name="val1" office:value-type="string">
            <text:p>Not Done</text:p>
          </table:table-cell>
          <table:table-cell/>
          <table:table-cell table:formula="of:=IF([.D37]=&quot;Ok&quot;;1;0)" office:value-type="float" office:value="0">
            <text:p>0</text:p>
          </table:table-cell>
          <table:table-cell table:number-columns-repeated="1018"/>
        </table:table-row>
        <table:table-row table:style-name="ro12">
          <table:table-cell table:formula="of:=IF([.B38]&lt;&gt;&quot;&quot;;1;0)" office:value-type="float" office:value="1">
            <text:p>1</text:p>
          </table:table-cell>
          <table:table-cell office:value-type="string">
            <text:p>SCCP1 &amp; SCCP2 membre d'un groupe</text:p>
            <text:p>- Appel vers SCCP1</text:p>
            <text:p>- SCCP2 compose *8 pour intercepter</text:p>
          </table:table-cell>
          <table:table-cell office:value-type="string">
            <text:p>SCCP2 en relation avec l'appelant</text:p>
            <text:p>- Hold et xFer possible</text:p>
          </table:table-cell>
          <table:table-cell table:style-name="ce32" table:content-validation-name="val1" office:value-type="string">
            <text:p>Not Done</text:p>
          </table:table-cell>
          <table:table-cell/>
          <table:table-cell table:formula="of:=IF([.D38]=&quot;Ok&quot;;1;0)" office:value-type="float" office:value="0">
            <text:p>0</text:p>
          </table:table-cell>
          <table:table-cell table:number-columns-repeated="1018"/>
        </table:table-row>
        <table:table-row table:style-name="ro15">
          <table:table-cell table:style-name="ce25" office:value-type="float" office:value="1">
            <text:p>1</text:p>
          </table:table-cell>
          <table:table-cell table:style-name="ce28" office:value-type="string">
            <text:p>SCCP1 &amp; SCCP2 membre d'un groupe</text:p>
            <text:p>- Appel vers SCCP1</text:p>
            <text:p>- SCCP2 interception avec touche CISCO Intrcpt</text:p>
          </table:table-cell>
          <table:table-cell table:style-name="ce28"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 table:style-name="Default" table:number-columns-repeated="1020"/>
        </table:table-row>
        <table:table-row table:style-name="ro15">
          <table:table-cell table:style-name="ce25" office:value-type="float" office:value="1">
            <text:p>1</text:p>
          </table:table-cell>
          <table:table-cell table:style-name="ce28" office:value-type="string">
            <text:p>SCCP1 &amp; SCCP2 membre d'un groupe</text:p>
            <text:p>- Appel vers SCCP1</text:p>
            <text:p>- SCCP2 interception avec touche CISCO GrpIntr</text:p>
          </table:table-cell>
          <table:table-cell table:style-name="ce28"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 table:style-name="Default" table:number-columns-repeated="1020"/>
        </table:table-row>
        <table:table-row table:style-name="ro15">
          <table:table-cell table:style-name="ce25" office:value-type="float" office:value="1">
            <text:p>1</text:p>
          </table:table-cell>
          <table:table-cell table:style-name="ce28" office:value-type="string">
            <text:p>SCCP1 &amp; SCCP2 membre d'un groupe</text:p>
            <text:p>- Appel vers SCCP1</text:p>
            <text:p>- SCCP2 compose *8(NUMERO) pour intercepter</text:p>
          </table:table-cell>
          <table:table-cell table:style-name="ce28" office:value-type="string">
            <text:p>SCCP2 en relation avec l'appelant</text:p>
            <text:p>- Hold et xFer possible</text:p>
          </table:table-cell>
          <table:table-cell table:content-validation-name="val1" office:value-type="string">
            <text:p>Not Done</text:p>
          </table:table-cell>
          <table:table-cell table:style-name="Default" table:number-columns-repeated="1020"/>
        </table:table-row>
      </table:table>
      <table:table table:name="Files d'attentes - Diversion" table:style-name="ta1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3">
          <table:table-cell table:style-name="ce9" office:value-type="string" table:number-columns-spanned="5" table:number-rows-spanned="1">
            <text:p>Files d'attentes – Diversion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office:value-type="string">
            <text:p>Version:</text:p>
          </table:table-cell>
          <table:table-cell table:style-name="ce14" office:value-type="string">
            <text:p>1.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bre de tests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Nbre Ok</text:p>
          </table:table-cell>
          <table:table-cell table:formula="of:=SUM([.F57:.F65])" office:value-type="float" office:value="0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Services &gt; IPBX &gt; Centre de contacts &gt; Files d'atte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PRÉ-REQUIS GLOBAL</text:p>
          </table:table-cell>
          <table:table-cell table:style-name="ce15"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1"/>
          <table:table-cell office:value-type="string">
            <text:p><text:s/>- une file d'attente <text:span text:style-name="T1">queue1</text:span>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12"/>
          <table:table-cell table:style-name="ce16" office:value-type="string">
            <text:p><text:s/>- 3 agents <text:span text:style-name="T1">A1</text:span>, <text:span text:style-name="T1">A2</text:span> et <text:span text:style-name="T1">A3 </text:span><text:span text:style-name="T2">loggés dans cette file d'attente</text:span></text:p>
          </table:table-cell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uméro</text:p>
          </table:table-cell>
          <table:table-cell table:style-name="ce1" office:value-type="string">
            <text:p>Description du test</text:p>
          </table:table-cell>
          <table:table-cell table:style-name="ce1" office:value-type="string">
            <text:p>Resultat Attendu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marque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1" office:value-type="string">
            <text:p>Diversion sur présence de statu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et A2 ont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3 a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présence d'un ou plusieurs status CTI» avec: status = «away», nombre d'agents &gt;= 2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a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2 et A3 ont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présence d'un ou plusieurs status CTI» avec: status = «away», nombre d'agents &gt;= 2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version sur absence de status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et A2 ont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3 a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absence d'un ou plusieurs status CTI» avec: status = «away», nombre d'agents &lt;= 1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A1 a le status «available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A2 et A3 ont le status «away»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configurer la diversion «sur absence d'un ou plusieurs status CTI» avec: status = «away», nombre d'agents &lt;= 1, destination = Fin d'appel/Raccroch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Diversion sur dépassement du seuil d'attente estimé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configurer la diversion «sur dépassement du temps d'attente estimé avec: seuil = 30 secondes, estination = Fin d'appel/Raccroch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des appels sur la file d'attente et laisser sonner jusqu'a ce que le temps d'attente estimé soit &gt; à 30 second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3"/>(on peut vérifier sa valeur avec la commande <text:span text:style-name="T1">queue show file1</text:span><text:span text:style-name="T2"> dans la CLI asterisk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1er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ne pas décrocher avant 30s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" office:value-type="string">
            <text:p><text:s/>- même configuration que le test 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l'appel du test 5 est toujours en lign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2d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raccrocher les appels en cou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des appels les uns après les autres jusqu'à ce que le temps d'attente estimé soit &lt; à 30 second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version sur ratio appels en attente / agents disponibles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mettre un ratio de <text:span text:style-name="T3">50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régler la destination à <text:span text:style-name="T3">Fin d'appel/Raccroch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1er appel décroché par A1, le garder en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2d appel sur la file d'attente</text:p>
          </table:table-cell>
          <table:table-cell office:value-type="string">
            <text:p>Les postes des agents A1, A2 et A3 sonn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PRÉ-REQUIS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<text:s/>- mettre un ratio de <text:span text:style-name="T3">50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régler la destination à <text:span text:style-name="T3">Fin d'appel/Raccroch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1er appel décroché par A1, le garder en lig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- effectuer un 2d appel décroché par A2, le garder en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>
            <text:p>TEST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effectuer un 3ème appel sur la file d'attente</text:p>
          </table:table-cell>
          <table:table-cell office:value-type="string">
            <text:p>l'appel est raccroché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/>
    </number:number-style>
    <number:number-style style:name="N118">
      <style:text-properties fo:color="#ff0000"/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text>$</number:text>
      <number:number number:decimal-places="0" number:min-integer-digits="1" number:grouping="true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$</number:text>
      <number:number number:decimal-places="0" number:min-integer-digits="1" number:grouping="true"/>
    </number:number-style>
    <number:number-style style:name="N169">
      <style:text-properties fo:color="#ff0000"/>
      <number:text>-$</number:text>
      <number:number number:decimal-places="0" number:min-integer-digits="1" number:grouping="true"/>
      <style:map style:condition="value()&gt;=0" style:apply-style-name="N169P0"/>
    </number:number-style>
    <number:number-style style:name="N170">
      <number:text>$</number:text>
      <number:number number:decimal-places="2" number:min-integer-digits="1" number:grouping="true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2" number:min-integer-digits="1" number:grouping="true"/>
    </number:number-style>
    <number:number-style style:name="N172">
      <style:text-properties fo:color="#ff0000"/>
      <number:text>-$</number:text>
      <number:number number:decimal-places="2" number:min-integer-digits="1" number:grouping="true"/>
      <style:map style:condition="value()&gt;=0" style:apply-style-name="N172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number number:decimal-places="0" number:min-integer-digits="1" number:grouping="true"/>
      <number:text> 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-</number:text>
      <number:number number:decimal-places="0" number:min-integer-digits="1" number:grouping="true"/>
      <number:text> </number:text>
    </number:number-style>
    <number:number-style style:name="N176P2" style:volatile="true">
      <number:text>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-$</number:text>
      <number:number number:decimal-places="2" number:min-integer-digits="1" number:grouping="true"/>
      <number:text> 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text> $</number:text>
      <number:number number:decimal-places="1" number:min-integer-digits="1" number:grouping="true"/>
      <number:text> </number:text>
    </number:number-style>
    <number:number-style style:name="N183P1" style:volatile="true">
      <number:text>-$</number:text>
      <number:number number:decimal-places="1" number:min-integer-digits="1" number:grouping="true"/>
      <number:text> </number:text>
    </number:number-style>
    <number:number-style style:name="N183P2" style:volatile="true">
      <number:text> $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">
      <number:text>-</number:text>
      <number:number number:decimal-places="0" number:min-integer-digits="1" number:grouping="true"/>
      <number:text> </number:text>
      <style:map style:condition="value()&gt;=0" style:apply-style-name="N185P0"/>
    </number:number-style>
    <number:number-style style:name="N186">
      <number:number number:decimal-places="1" number:min-integer-digits="1"/>
    </number:number-style>
    <number:time-style style:name="N18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87">
      <number:text-content/>
      <style:map style:condition="value()&gt;=0" style:apply-style-name="N187P0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date-style style:name="N196">
      <number:month number:textual="true"/>
      <number:text>-</number:text>
      <number:year number:style="long"/>
    </number:date-style>
    <number:percentage-style style:name="N197">
      <number:number number:decimal-places="3" number:min-integer-digits="1"/>
      <number:text>%</number:text>
    </number:percentage-style>
    <number:percentage-style style:name="N198">
      <number:number number:decimal-places="1" number:min-integer-digits="1"/>
      <number:text>%</number:text>
    </number:percentag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ff6309"/>
    </style:style>
    <style:style style:name="Excel_5f_CondFormat_5f_1_5f_1_5f_3" style:display-name="Excel_CondFormat_1_1_3" style:family="table-cell" style:parent-style-name="Default">
      <style:table-cell-properties fo:background-color="#3399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06/29/2011</text:date>, <text:time>10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Yves LEBLEU</meta:initial-creator>
    <meta:creation-date>2011-05-27T19:22:19</meta:creation-date>
    <dc:date>2011-06-29T10:30:08</dc:date>
    <meta:editing-duration>PT05H13M22S</meta:editing-duration>
    <meta:editing-cycles>24</meta:editing-cycles>
    <meta:generator>OpenOffice.org/3.2$Linux OpenOffice.org_project/320m12$Build-9483</meta:generator>
    <dc:title>Tables</dc:title>
    <meta:document-statistic meta:table-count="4" meta:cell-count="233" meta:object-count="0"/>
  </office:meta>
</office:document-meta>
</file>